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2" style:family="graphic" style:parent-style-name="standard">
      <style:graphic-properties draw:opacity="44%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draw:fill-color="#729fcf" draw:opacity="44%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Fine_20_Dashed" draw:opacity="50%" draw:opacity-name="" draw:textarea-horizontal-align="justify" draw:textarea-vertical-align="middle" draw:auto-grow-height="false" fo:min-height="1.25cm" fo:min-width="3.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4.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Circle" draw:marker-end-width="0.3cm" draw:fill="none" draw:textarea-vertical-align="middle"/>
    </style:style>
    <style:style style:name="gr9" style:family="graphic" style:parent-style-name="objectwithoutfill">
      <style:graphic-properties draw:marker-end="Circle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11" style:family="graphic" style:parent-style-name="standard">
      <style:graphic-properties svg:stroke-color="#00803f" draw:fill-color="#3fbe7e" draw:textarea-horizontal-align="justify" draw:textarea-vertical-align="middle" draw:auto-grow-height="false" fo:min-height="1.55cm" fo:min-width="3.2cm"/>
    </style:style>
    <style:style style:name="gr12" style:family="graphic" style:parent-style-name="standard">
      <style:graphic-properties svg:stroke-color="#00803f" draw:fill-color="#3fbe7e" draw:textarea-horizontal-align="justify" draw:textarea-vertical-align="middle" draw:auto-grow-height="false" fo:min-height="1.55cm" fo:min-width="3.209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opacity="44%"/>
      <style:paragraph-properties fo:text-align="center"/>
      <style:text-properties fo:font-size="14pt"/>
    </style:style>
    <style:style style:name="P3" style:family="paragraph">
      <style:paragraph-properties fo:text-align="center"/>
      <style:text-properties style:font-name="Liberation Sans" fo:font-size="14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-color="#729fcf" draw:opacity="44%"/>
      <style:paragraph-properties fo:text-align="center"/>
      <style:text-properties fo:font-size="14pt"/>
    </style:style>
    <style:style style:name="P5" style:family="paragraph">
      <loext:graphic-properties draw:opacity="50%"/>
      <style:paragraph-properties fo:text-align="center"/>
      <style:text-properties fo:font-size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 fo:text-align="center" style:writing-mode="lr-tb">
        <style:tab-stops/>
      </style:paragraph-properties>
      <style:text-properties style:text-position="50% 58%" fo:font-size="12pt" style:font-size-asian="12pt" style:font-size-complex="12pt"/>
    </style:style>
    <style:style style:name="P9" style:family="paragraph">
      <loext:graphic-properties draw:fill="none"/>
      <style:paragraph-properties fo:margin-top="0.5cm" fo:margin-bottom="0cm" fo:text-align="center" style:writing-mode="lr-tb">
        <style:tab-stops/>
      </style:paragraph-properties>
      <style:text-properties style:text-position="50% 58%" fo:font-size="12pt" style:font-size-asian="12pt" style:font-size-complex="12pt"/>
    </style:style>
    <style:style style:name="P10" style:family="paragraph">
      <loext:graphic-properties draw:fill-color="#3fbe7e"/>
      <style:paragraph-properties fo:text-align="center"/>
      <style:text-properties fo:font-size="14pt"/>
    </style:style>
    <style:style style:name="P11" style:family="paragraph">
      <style:paragraph-properties fo:text-align="center"/>
      <style:text-properties style:text-position="70% 58%" fo:font-size="11pt" style:font-size-asian="11pt" style:font-size-complex="11pt"/>
    </style:style>
    <style:style style:name="P12" style:family="paragraph">
      <loext:graphic-properties draw:fill="none"/>
      <style:paragraph-properties fo:text-align="center"/>
      <style:text-properties style:text-position="70% 58%" fo:font-size="11pt" style:font-size-asian="11pt" style:font-size-complex="11pt"/>
    </style:style>
    <style:style style:name="T1" style:family="text">
      <style:text-properties style:text-position="50% 58%"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style:text-position="70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5.4cm" svg:height="1.8cm" svg:x="7.9cm" svg:y="8.5cm">
          <text:p text:style-name="P1">ssnBrok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5cm" svg:height="1.9cm" svg:x="9.3cm" svg:y="2.3cm">
          <text:p text:style-name="P1">ssnPDU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7cm" svg:height="1.5cm" svg:x="2.4cm" svg:y="4.1cm">
          <text:p text:style-name="P3">ssnSerialProxy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6cm" svg:height="1.5cm" svg:x="2.4cm" svg:y="6.4cm">
          <text:p text:style-name="P1">ssnTCPProx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6.1cm" svg:y1="4.85cm" svg:x2="7.9cm" svg:y2="6.15cm" draw:start-shape="id1" draw:end-shape="id2" svg:d="M6100 4850h501l798 1300h501" svg:viewBox="0 0 1801 1301">
          <text:p/>
        </draw:connector>
        <draw:connector draw:style-name="gr5" draw:text-style-name="P6" draw:layer="layout" draw:type="lines" svg:x1="6cm" svg:y1="7.15cm" svg:x2="7.9cm" svg:y2="6.15cm" draw:start-shape="id3" draw:end-shape="id2" draw:end-glue-point="3" svg:d="M6000 7150h501l898-1000h501" svg:viewBox="0 0 1901 1001">
          <text:p/>
        </draw:connector>
        <draw:custom-shape draw:style-name="gr6" draw:text-style-name="P1" xml:id="id2" draw:id="id2" draw:layer="layout" svg:width="5.3cm" svg:height="1.9cm" svg:x="7.9cm" svg:y="5.2cm">
          <text:p text:style-name="P1">ssnCtrl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0.55cm" svg:y1="5.2cm" svg:x2="10.55cm" svg:y2="4.2cm" draw:start-shape="id2" draw:end-shape="id4" svg:d="M10550 5200v-1000" svg:viewBox="0 0 1 1001">
          <text:p/>
        </draw:connector>
        <draw:connector draw:style-name="gr8" draw:text-style-name="P9" draw:layer="layout" draw:type="line" svg:x1="2.4cm" svg:y1="4.85cm" svg:x2="0.979cm" svg:y2="4.842cm" draw:start-shape="id1" draw:start-glue-point="3" svg:d="M2400 4850l-1421-8" svg:viewBox="0 0 1422 9">
          <text:p text:style-name="P8"><text:span text:style-name="T1">RS485</text:span></text:p>
        </draw:connector>
        <draw:connector draw:style-name="gr9" draw:text-style-name="P7" draw:layer="layout" draw:type="line" svg:x1="2.4cm" svg:y1="7.15cm" svg:x2="1.005cm" svg:y2="7.197cm" draw:start-shape="id3" draw:start-glue-point="3" svg:d="M2400 7150l-1395 47" svg:viewBox="0 0 1396 48">
          <text:p/>
        </draw:connector>
        <draw:connector draw:style-name="gr7" draw:text-style-name="P7" draw:layer="layout" draw:type="line" svg:x1="10.6cm" svg:y1="8.5cm" svg:x2="10.6cm" svg:y2="7.1cm" draw:start-shape="id5" draw:start-glue-point="0" svg:d="M10600 8500v-1400" svg:viewBox="0 0 1 1401">
          <text:p/>
        </draw:connector>
        <draw:custom-shape draw:style-name="gr10" draw:text-style-name="P1" xml:id="id6" draw:id="id6" draw:layer="layout" svg:width="4cm" svg:height="1.9cm" svg:x="10.6cm" svg:y="11.7cm">
          <text:p text:style-name="P1">ssnBotTlg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s" draw:line-skew="-0.001cm 0.001cm" svg:x1="10.6cm" svg:y1="10.3cm" svg:x2="12.6cm" svg:y2="11.7cm" draw:start-shape="id5" draw:start-glue-point="2" draw:end-shape="id6" draw:end-glue-point="0" svg:d="M10600 10300v500l2000 400v500" svg:viewBox="0 0 2001 1401">
          <text:p/>
        </draw:connector>
        <draw:custom-shape draw:style-name="gr11" draw:text-style-name="P10" xml:id="id7" draw:id="id7" draw:layer="layout" svg:width="3.7cm" svg:height="1.8cm" svg:x="15.6cm" svg:y="9.1cm">
          <text:p text:style-name="P1">MQTT <text:span text:style-name="T2">Broker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s" svg:x1="15.6cm" svg:y1="10cm" svg:x2="13.3cm" svg:y2="9.4cm" draw:start-shape="id7" draw:end-shape="id5" draw:end-glue-point="1" svg:d="M15600 10000h-501l-1298-600h-501" svg:viewBox="0 0 2301 601">
          <text:p/>
        </draw:connector>
        <draw:custom-shape draw:style-name="gr10" draw:text-style-name="P1" xml:id="id9" draw:id="id9" draw:layer="layout" svg:width="4cm" svg:height="1.9cm" svg:x="6.4cm" svg:y="14.3cm">
          <text:p text:style-name="P1">ssnStore</text:p>
          <draw:enhanced-geometry svg:viewBox="0 0 21600 21600" draw:type="rectangle" draw:enhanced-path="M 0 0 L 21600 0 21600 21600 0 21600 0 0 Z N"/>
        </draw:custom-shape>
        <draw:custom-shape draw:style-name="gr12" draw:text-style-name="P10" xml:id="id8" draw:id="id8" draw:layer="layout" svg:width="3.709cm" svg:height="1.8cm" svg:x="15.6cm" svg:y="14.4cm">
          <text:p text:style-name="P1">DB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5.6cm" svg:y1="15.3cm" svg:x2="10.4cm" svg:y2="15.25cm" draw:start-shape="id8" draw:end-shape="id9" draw:end-glue-point="1" svg:d="M15600 15300l-5200-50" svg:viewBox="0 0 5201 51">
          <text:p/>
        </draw:connector>
        <draw:connector draw:style-name="gr7" draw:text-style-name="P7" draw:layer="layout" draw:type="lines" svg:x1="8.4cm" svg:y1="14.3cm" svg:x2="10.6cm" svg:y2="10.3cm" draw:start-shape="id9" draw:start-glue-point="0" draw:end-shape="id5" svg:d="M8400 14300v-501l2200-2998v-501" svg:viewBox="0 0 2201 4001">
          <text:p/>
        </draw:connector>
        <draw:custom-shape draw:style-name="gr10" draw:text-style-name="P1" xml:id="id10" draw:id="id10" draw:layer="layout" svg:width="4cm" svg:height="1.9cm" svg:x="2.3cm" svg:y="11.5cm">
          <text:p text:style-name="P1">ssnWeb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s" svg:x1="4.3cm" svg:y1="11.5cm" svg:x2="7.9cm" svg:y2="9.4cm" draw:start-shape="id10" draw:start-glue-point="0" draw:end-shape="id5" draw:end-glue-point="3" svg:d="M4300 11500v-501l3099-1599h501" svg:viewBox="0 0 3601 2101">
          <text:p/>
        </draw:connector>
        <draw:connector draw:style-name="gr7" draw:text-style-name="P7" draw:layer="layout" draw:type="line" svg:x1="4.3cm" svg:y1="13.4cm" svg:x2="5.291cm" svg:y2="15.319cm" draw:start-shape="id10" draw:end-shape="id11" draw:end-glue-point="3" svg:d="M4300 13400l991 1919" svg:viewBox="0 0 992 1920">
          <text:p/>
        </draw:connector>
        <draw:connector draw:style-name="gr8" draw:text-style-name="P12" xml:id="id11" draw:id="id11" draw:layer="layout" draw:type="line" svg:x1="6.4cm" svg:y1="15.25cm" svg:x2="5.291cm" svg:y2="15.319cm" draw:start-shape="id9" draw:start-glue-point="3" svg:d="M6400 15250l-1109 69" svg:viewBox="0 0 1110 70">
          <text:p text:style-name="P11"><text:span text:style-name="T3">http/REST</text:span></text:p>
        </draw:connector>
        <draw:connector draw:style-name="gr8" draw:text-style-name="P9" draw:layer="layout" draw:type="lines" svg:x1="2.3cm" svg:y1="12.45cm" svg:x2="0.979cm" svg:y2="12.488cm" draw:start-shape="id10" draw:start-glue-point="3" svg:d="M2300 12450h-501l-820 38" svg:viewBox="0 0 1322 39">
          <text:p text:style-name="P8"><text:span text:style-name="T1">http/html</text:span></text:p>
        </draw:connector>
        <draw:custom-shape draw:style-name="gr13" draw:text-style-name="P1" xml:id="id12" draw:id="id12" draw:layer="layout" svg:width="4.5cm" svg:height="1.7cm" svg:x="14.6cm" svg:y="5.2cm">
          <text:p text:style-name="P1">ssnRules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s" svg:x1="14.6cm" svg:y1="6.05cm" svg:x2="13.3cm" svg:y2="9.4cm" draw:start-shape="id12" draw:end-shape="id5" svg:d="M14600 6050h-501l-298 3350h-501" svg:viewBox="0 0 1301 3351">
          <text:p/>
        </draw:connector>
        <draw:custom-shape draw:style-name="gr11" draw:text-style-name="P10" xml:id="id13" draw:id="id13" draw:layer="layout" svg:width="3.7cm" svg:height="1.8cm" svg:x="15.6cm" svg:y="11.8cm">
          <text:p text:style-name="P1">Telegram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4.6cm" svg:y1="12.65cm" svg:x2="15.6cm" svg:y2="12.7cm" draw:start-shape="id6" draw:end-shape="id13" draw:end-glue-point="3" svg:d="M14600 12650l1000 50" svg:viewBox="0 0 10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9:23:26.132353119</meta:creation-date>
    <dc:date>2017-07-22T20:21:12.576512213</dc:date>
    <meta:editing-duration>PT15M59S</meta:editing-duration>
    <meta:editing-cycles>6</meta:editing-cycles>
    <meta:generator>LibreOffice/5.3.1.2$Linux_X86_64 LibreOffice_project/30m0$Build-2</meta:generator>
    <meta:document-statistic meta:object-count="28"/>
  </office:meta>
</office:document-meta>
</file>